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entury Schoolbook L" fo:font-size="12pt" officeooo:rsid="000dd4be" officeooo:paragraph-rsid="000dd4be" style:font-size-asian="12pt" style:font-size-complex="12pt"/>
    </style:style>
    <style:style style:name="P2" style:family="paragraph" style:parent-style-name="Preformatted_20_Text" style:list-style-name="L1">
      <style:text-properties style:font-name="Century Schoolbook L" fo:font-size="12pt" officeooo:rsid="000dd4be" officeooo:paragraph-rsid="000dd4be" style:font-size-asian="12pt" style:font-size-complex="12pt"/>
    </style:style>
    <style:style style:name="P3" style:family="paragraph" style:parent-style-name="Preformatted_20_Text" style:list-style-name="L1">
      <style:text-properties style:font-name="Century Schoolbook L" fo:font-size="12pt" officeooo:rsid="001339d0" officeooo:paragraph-rsid="001339d0" style:font-size-asian="12pt" style:font-size-complex="12pt"/>
    </style:style>
    <style:style style:name="P4" style:family="paragraph" style:parent-style-name="Preformatted_20_Text" style:list-style-name="L1">
      <style:text-properties style:font-name="Century Schoolbook L" fo:font-size="12pt" officeooo:rsid="00115c41" officeooo:paragraph-rsid="00115c41" style:font-size-asian="12pt" style:font-size-complex="12pt"/>
    </style:style>
    <style:style style:name="P5" style:family="paragraph" style:parent-style-name="Preformatted_20_Text" style:list-style-name="L1">
      <style:text-properties style:font-name="Century Schoolbook L" fo:font-size="12pt" officeooo:rsid="000f6f74" officeooo:paragraph-rsid="000f6f74" style:font-size-asian="12pt" style:font-size-complex="12pt"/>
    </style:style>
    <style:style style:name="P6" style:family="paragraph" style:parent-style-name="Preformatted_20_Text" style:list-style-name="L1">
      <style:text-properties style:font-name="Century Schoolbook L" fo:font-size="12pt" officeooo:rsid="0013eee0" officeooo:paragraph-rsid="0013eee0" style:font-size-asian="12pt" style:font-size-complex="12pt"/>
    </style:style>
    <style:style style:name="T1" style:family="text">
      <style:text-properties officeooo:rsid="0010d2e0"/>
    </style:style>
    <style:style style:name="T2" style:family="text">
      <style:text-properties officeooo:rsid="00115c41"/>
    </style:style>
    <style:style style:name="T3" style:family="text">
      <style:text-properties officeooo:rsid="001339d0"/>
    </style:style>
    <style:style style:name="T4" style:family="text">
      <style:text-properties officeooo:rsid="0013ee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ff <text:span text:style-name="T3">for workshop leader</text:span> to take to Splatspace Current Event Workshop</text:p>
      <text:p text:style-name="P1"/>
      <text:list xml:id="list3797903956666835370" text:style-name="L1">
        <text:list-item>
          <text:p text:style-name="P6">Float charge the SLA batteries. DO NOT <text:s/>use an SLA without an inline PTC fuse.</text:p>
        </text:list-item>
        <text:list-item>
          <text:p text:style-name="P3">Handouts stapled, in correct order, but in two sets</text:p>
          <text:list>
            <text:list-item>
              <text:p text:style-name="P3">Essentials</text:p>
            </text:list-item>
            <text:list-item>
              <text:p text:style-name="P3">Extra stuff to take home</text:p>
            </text:list-item>
            <text:list-item>
              <text:p text:style-name="P6">On the other hand, if the monitor will cooperate with the laptops, consider NO handouts unless really necessary, since splitting attention between redundant info on screen and paper makes for a zoo-like environment. But in a group one person can have the fritzing diagram to direct and/or check another doing wiring. Many things to tune!!</text:p>
            </text:list-item>
          </text:list>
        </text:list-item>
        <text:list-item>
          <text:p text:style-name="P3">Color important for fritzing diagrams, some of the graphics, but no color might force use of DMM for resistor measures: a good thing (see below).</text:p>
        </text:list-item>
        <text:list-item>
          <text:p text:style-name="P2">Kits <text:span text:style-name="T2">(see kit list)</text:span></text:p>
          <text:list>
            <text:list-item>
              <text:p text:style-name="P4">Preassemble starting point <text:span text:style-name="T3">circuit</text:span> if possible</text:p>
            </text:list-item>
          </text:list>
        </text:list-item>
        <text:list-item>
          <text:p text:style-name="P3">Extra DMMs, leads, alligator clip jumpers</text:p>
        </text:list-item>
        <text:list-item>
          <text:p text:style-name="P2">Battery tester</text:p>
        </text:list-item>
        <text:list-item>
          <text:p text:style-name="P5">Labeled foam for parts to be stuck in. There is a catch-22 with the resistor color codes: If we have to use 1% resistors, especially the blue ones with barely discernible colors, they have three digits and the exponent is a power of 100, not 10. Ugh. So the color codes must be banished from the schematics and the Fritzing diagrams are <text:span text:style-name="T1">just </text:span>hopeless <text:span text:style-name="T1">if old style, 5% resistors are not always available</text:span>. Maybe, even with the parts donations, more resistors will have to be purchased. ON THE OTHER HAND, workshop attendees can measure their resistors with their meters, and this is the solution for older eyes anyway! <text:span text:style-name="T3">Also, in a group setting <text:s/>folks can naturally take turns running the DMM(s) while others do wiring or adjustments, etc.</text:span></text:p>
        </text:list-item>
        <text:list-item>
          <text:p text:style-name="P3">Linux and Windows laptops as needed. Windows may be required for the meeting room monitor. Luck with Linux on Lenovo T5120 and E531 ha<text:span text:style-name="T4">s</text:span> been zilch.</text:p>
        </text:list-item>
        <text:list-item>
          <text:p text:style-name="P6">Would take a decent, usable white board if possible, but not possi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8T13:17:02.215703285</dc:date>
    <meta:editing-duration>PT1H43M50S</meta:editing-duration>
    <meta:editing-cycles>3</meta:editing-cycles>
    <meta:generator>LibreOffice/5.1.6.2$Linux_X86_64 LibreOffice_project/10m0$Build-2</meta:generator>
    <meta:document-statistic meta:table-count="0" meta:image-count="0" meta:object-count="0" meta:page-count="1" meta:paragraph-count="14" meta:word-count="318" meta:character-count="1802" meta:non-whitespace-character-count="1509"/>
  </office:meta>
</office:document-meta>
</file>